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33" draw:fill-color="#ffcc99" draw:textarea-horizontal-align="justify" draw:textarea-vertical-align="middle" draw:auto-grow-height="false" fo:wrap-option="no-wrap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svg:stroke-color="#9999ff" draw:fill-color="#dcbef0" draw:textarea-horizontal-align="justify" draw:textarea-vertical-align="middle" draw:auto-grow-height="false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fo:font-size="2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8cm" svg:height="2.8cm" svg:x="1.8cm" svg:y="9.9cm">
          <text:p text:style-name="P1"><text:span text:style-name="T1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" draw:id="id5" draw:layer="layout" svg:width="5.3cm" svg:height="2.4cm" svg:x="6.4cm" svg:y="10.1cm">
          <text:p text:style-name="P3">Con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cm" svg:height="2.2cm" svg:x="18cm" svg:y="8.4cm">
          <text:p text:style-name="P3">Noyau fonctionnel</text:p>
          <text:p text:style-name="P3">minim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6cm" svg:height="2.2cm" svg:x="18cm" svg:y="12.1cm">
          <text:p text:style-name="P3">Interface minim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8cm" svg:height="2.8cm" svg:x="13.5cm" svg:y="9.9cm">
          <text:p text:style-name="P1"><text:span text:style-name="T1">F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3cm" svg:y1="11.3cm" svg:x2="18cm" svg:y2="9.5cm" draw:start-shape="id1" draw:start-glue-point="7" draw:end-shape="id2" draw:end-glue-point="3" svg:d="m16300 11300h851v-1800h849" svg:viewBox="0 0 1701 1801">
          <text:p/>
        </draw:connector>
        <draw:connector draw:style-name="gr4" draw:text-style-name="P3" draw:layer="layout" svg:x1="16.3cm" svg:y1="11.3cm" svg:x2="18cm" svg:y2="13.2cm" draw:start-shape="id1" draw:start-glue-point="7" draw:end-shape="id3" draw:end-glue-point="3" svg:d="m16300 11300h851v1900h849" svg:viewBox="0 0 1701 1901">
          <text:p/>
        </draw:connector>
        <draw:connector draw:style-name="gr4" draw:text-style-name="P3" draw:layer="layout" svg:x1="4.6cm" svg:y1="11.3cm" svg:x2="6.4cm" svg:y2="11.3cm" draw:start-shape="id4" draw:start-glue-point="7" draw:end-shape="id5" draw:end-glue-point="3" svg:d="m4600 11300h1800" svg:viewBox="0 0 1801 1">
          <text:p/>
        </draw:connector>
        <draw:connector draw:style-name="gr4" draw:text-style-name="P3" draw:layer="layout" svg:x1="11.7cm" svg:y1="11.3cm" svg:x2="13.5cm" svg:y2="11.3cm" draw:start-shape="id5" draw:start-glue-point="1" draw:end-shape="id1" draw:end-glue-point="5" svg:d="m11700 11300h1800" svg:viewBox="0 0 1801 1">
          <text:p/>
        </draw:connector>
        <draw:custom-shape draw:style-name="gr3" draw:text-style-name="P2" xml:id="id6" draw:id="id6" draw:layer="layout" svg:width="2.8cm" svg:height="2.8cm" svg:x="25.5cm" svg:y="9.9cm">
          <text:p text:style-name="P1"><text:span text:style-name="T1">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4cm" svg:y1="9.5cm" svg:x2="25.5cm" svg:y2="11.3cm" draw:start-shape="id2" draw:start-glue-point="1" draw:end-shape="id6" draw:end-glue-point="5" svg:d="m24000 9500h751v1800h749" svg:viewBox="0 0 1501 1801">
          <text:p/>
        </draw:connector>
        <draw:connector draw:style-name="gr4" draw:text-style-name="P3" draw:layer="layout" svg:x1="24cm" svg:y1="13.2cm" svg:x2="25.5cm" svg:y2="11.3cm" draw:start-shape="id3" draw:start-glue-point="1" draw:end-shape="id6" draw:end-glue-point="5" svg:d="m24000 13200h751v-1900h749" svg:viewBox="0 0 1501 1901">
          <text:p/>
        </draw:connector>
        <draw:custom-shape draw:style-name="gr2" draw:text-style-name="P3" xml:id="id7" draw:id="id7" draw:layer="layout" svg:width="6.9cm" svg:height="2.4cm" svg:x="11.3cm" svg:y="4.5cm">
          <text:p text:style-name="P3">Documentation, Tests</text:p>
          <text:p text:style-name="P3">et Aide utilis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3.2cm" svg:y1="9.9cm" svg:x2="11.3cm" svg:y2="5.7cm" draw:start-shape="id4" draw:start-glue-point="4" draw:end-shape="id7" draw:end-glue-point="3" svg:d="m3200 9900v-4200h8100" svg:viewBox="0 0 8101 4201">
          <text:p/>
        </draw:connector>
        <draw:custom-shape draw:style-name="gr3" draw:text-style-name="P2" xml:id="id8" draw:id="id8" draw:layer="layout" svg:width="2.8cm" svg:height="2.8cm" svg:x="30.4cm" svg:y="9.9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8.3cm" svg:y1="11.3cm" svg:x2="30.4cm" svg:y2="11.3cm" draw:start-shape="id6" draw:start-glue-point="7" draw:end-shape="id8" svg:d="m28300 11300h2100" svg:viewBox="0 0 2101 1">
          <text:p/>
        </draw:connector>
        <draw:custom-shape draw:style-name="gr2" draw:text-style-name="P3" xml:id="id9" draw:id="id9" draw:layer="layout" svg:width="6.9cm" svg:height="2.4cm" svg:x="30.5cm" svg:y="4.5cm">
          <text:p text:style-name="P3">Documentation, Tests</text:p>
          <text:p text:style-name="P3">et Aide utilis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8.2cm" svg:y1="5.7cm" svg:x2="30.5cm" svg:y2="5.7cm" draw:start-shape="id7" draw:start-glue-point="1" draw:end-shape="id9" draw:end-glue-point="3" svg:d="m18200 5700h12300" svg:viewBox="0 0 12301 1">
          <text:p/>
        </draw:connector>
      </draw:page>
      <draw:page draw:name="page2" draw:style-name="dp1" draw:master-page-name="Standard">
        <draw:custom-shape draw:style-name="gr1" draw:text-style-name="P2" xml:id="id13" draw:id="id13" draw:layer="layout" svg:width="2.8cm" svg:height="2.8cm" svg:x="-3.1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1" draw:id="id11" draw:layer="layout" svg:width="6cm" svg:height="2.2cm" svg:x="18cm" svg:y="8.4cm">
          <text:p text:style-name="P3"><text:span text:style-name="T2">Dessin méridienne</text:span></text:p>
          <text:p text:style-name="P3"><text:span text:style-name="T2">à main lev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6cm" svg:height="2.2cm" svg:x="18cm" svg:y="12.1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layout" svg:width="2.8cm" svg:height="2.8cm" svg:x="13.5cm" svg:y="9.9cm">
          <text:p text:style-name="P1"><text:span text:style-name="T1">C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3cm" svg:y1="11.3cm" svg:x2="18cm" svg:y2="9.5cm" draw:start-shape="id10" draw:start-glue-point="7" draw:end-shape="id11" draw:end-glue-point="3" svg:d="m16300 11300h851v-1800h849" svg:viewBox="0 0 1701 1801">
          <text:p/>
        </draw:connector>
        <draw:connector draw:style-name="gr4" draw:text-style-name="P3" draw:layer="layout" svg:x1="16.3cm" svg:y1="11.3cm" svg:x2="18cm" svg:y2="13.2cm" draw:start-shape="id10" draw:start-glue-point="7" draw:end-shape="id12" draw:end-glue-point="3" svg:d="m16300 11300h851v1900h849" svg:viewBox="0 0 1701 1901">
          <text:p/>
        </draw:connector>
        <draw:custom-shape draw:style-name="gr3" draw:text-style-name="P2" xml:id="id17" draw:id="id17" draw:layer="layout" svg:width="2.8cm" svg:height="2.8cm" svg:x="1.8cm" svg:y="9.9cm">
          <text:p text:style-name="P1"><text:span text:style-name="T1">A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4" draw:id="id14" draw:layer="layout" svg:width="6.9cm" svg:height="2.4cm" svg:x="11.3cm" svg:y="4.5cm">
          <text:p text:style-name="P3"><text:span text:style-name="T2">Documentation, Tests</text:span></text:p>
          <text:p text:style-name="P3"><text:span text:style-name="T2">et Aide 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-0.3cm" svg:y1="5.7cm" svg:x2="11.3cm" svg:y2="5.7cm" draw:start-shape="id13" draw:start-glue-point="7" draw:end-shape="id14" draw:end-glue-point="3" svg:d="m-300 5700h11600" svg:viewBox="0 0 11601 1">
          <text:p/>
        </draw:connector>
        <draw:custom-shape draw:style-name="gr1" draw:text-style-name="P2" xml:id="id15" draw:id="id15" draw:layer="layout" svg:width="2.8cm" svg:height="2.8cm" svg:x="29.9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9.9cm" svg:y1="5.7cm" svg:x2="18.2cm" svg:y2="5.7cm" draw:start-shape="id15" draw:start-glue-point="5" draw:end-shape="id14" draw:end-glue-point="1" svg:d="m29900 5700h-11700" svg:viewBox="0 0 11701 1">
          <text:p/>
        </draw:connector>
        <draw:custom-shape draw:style-name="gr2" draw:text-style-name="P4" xml:id="id16" draw:id="id16" draw:layer="layout" svg:width="5.3cm" svg:height="2.4cm" svg:x="-5.6cm" svg:y="10.1cm">
          <text:p text:style-name="P3"><text:span text:style-name="T2">XXX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-0.3cm" svg:y1="11.3cm" svg:x2="1.8cm" svg:y2="11.3cm" draw:start-shape="id16" draw:start-glue-point="1" draw:end-shape="id17" draw:end-glue-point="5" svg:d="m-300 11300h2100" svg:viewBox="0 0 2101 1">
          <text:p/>
        </draw:connector>
        <draw:custom-shape draw:style-name="gr3" draw:text-style-name="P2" xml:id="id18" draw:id="id18" draw:layer="layout" svg:width="2.8cm" svg:height="2.8cm" svg:x="25.5cm" svg:y="9.9cm">
          <text:p text:style-name="P1"><text:span text:style-name="T1">D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4cm" svg:y1="9.5cm" svg:x2="25.5cm" svg:y2="11.3cm" draw:start-shape="id11" draw:start-glue-point="1" draw:end-shape="id18" draw:end-glue-point="5" svg:d="m24000 9500h751v1800h749" svg:viewBox="0 0 1501 1801">
          <text:p/>
        </draw:connector>
        <draw:connector draw:style-name="gr4" draw:text-style-name="P3" draw:layer="layout" svg:x1="24cm" svg:y1="13.2cm" svg:x2="25.5cm" svg:y2="11.3cm" draw:start-shape="id12" draw:start-glue-point="1" draw:end-shape="id18" svg:d="m24000 13200h751v-1900h749" svg:viewBox="0 0 1501 1901">
          <text:p/>
        </draw:connector>
        <draw:custom-shape draw:style-name="gr2" draw:text-style-name="P4" xml:id="id19" draw:id="id19" draw:layer="layout" svg:width="6cm" svg:height="2.2cm" svg:x="6.1cm" svg:y="8.4cm">
          <text:p text:style-name="P3"><text:span text:style-name="T2">Ajout de</text:span></text:p>
          <text:p text:style-name="P3"><text:span text:style-name="T2">fonctionnali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0" draw:id="id20" draw:layer="layout" svg:width="6cm" svg:height="2.2cm" svg:x="6.1cm" svg:y="12.1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cm" svg:y1="11.3cm" svg:x2="6.1cm" svg:y2="9.5cm" draw:start-shape="id17" draw:start-glue-point="7" draw:end-shape="id19" draw:end-glue-point="3" svg:d="m4600 11300h751v-1800h749" svg:viewBox="0 0 1501 1801">
          <text:p/>
        </draw:connector>
        <draw:connector draw:style-name="gr4" draw:text-style-name="P3" draw:layer="layout" svg:x1="4.6cm" svg:y1="11.3cm" svg:x2="6.1cm" svg:y2="13.2cm" draw:start-shape="id17" draw:start-glue-point="7" draw:end-shape="id20" draw:end-glue-point="3" svg:d="m4600 11300h751v1900h749" svg:viewBox="0 0 1501 1901">
          <text:p/>
        </draw:connector>
        <draw:connector draw:style-name="gr4" draw:text-style-name="P3" draw:layer="layout" svg:x1="12.1cm" svg:y1="9.5cm" svg:x2="13.5cm" svg:y2="11.3cm" draw:start-shape="id19" draw:start-glue-point="1" draw:end-shape="id10" draw:end-glue-point="5" svg:d="m12100 9500h701v1800h699" svg:viewBox="0 0 1401 1801">
          <text:p/>
        </draw:connector>
        <draw:connector draw:style-name="gr4" draw:text-style-name="P3" draw:layer="layout" svg:x1="12.1cm" svg:y1="13.2cm" svg:x2="13.5cm" svg:y2="11.3cm" draw:start-shape="id20" draw:start-glue-point="1" draw:end-shape="id10" draw:end-glue-point="5" svg:d="m12100 13200h701v-1900h699" svg:viewBox="0 0 1401 1901">
          <text:p/>
        </draw:connector>
        <draw:custom-shape draw:style-name="gr3" draw:text-style-name="P2" xml:id="id21" draw:id="id21" draw:layer="layout" svg:width="2.8cm" svg:height="2.8cm" svg:x="30.4cm" svg:y="9.9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8.3cm" svg:y1="11.3cm" svg:x2="30.4cm" svg:y2="11.3cm" draw:start-shape="id18" draw:start-glue-point="7" draw:end-shape="id21" draw:end-glue-point="5" svg:d="m28300 11300h2100" svg:viewBox="0 0 2101 1">
          <text:p/>
        </draw:connector>
      </draw:page>
      <draw:page draw:name="page3" draw:style-name="dp1" draw:master-page-name="Standard">
        <draw:custom-shape draw:style-name="gr1" draw:text-style-name="P2" xml:id="id24" draw:id="id24" draw:layer="layout" svg:width="2.8cm" svg:height="2.8cm" svg:x="-3.1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3" draw:id="id23" draw:layer="layout" svg:width="6cm" svg:height="2.2cm" svg:x="18cm" svg:y="10.2cm">
          <text:p text:style-name="P3"><text:span text:style-name="T2">Ajout des courbes</text:span></text:p>
          <text:p text:style-name="P3"><text:span text:style-name="T2">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2" draw:id="id22" draw:layer="layout" svg:width="2.8cm" svg:height="2.8cm" svg:x="13.5cm" svg:y="9.9cm">
          <text:p text:style-name="P1"><text:span text:style-name="T1">R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6.3cm" svg:y1="11.3cm" svg:x2="18cm" svg:y2="11.3cm" draw:start-shape="id22" draw:start-glue-point="7" draw:end-shape="id23" draw:end-glue-point="3" svg:d="m16300 11300h1700" svg:viewBox="0 0 1701 1">
          <text:p/>
        </draw:connector>
        <draw:custom-shape draw:style-name="gr3" draw:text-style-name="P2" xml:id="id28" draw:id="id28" draw:layer="layout" svg:width="2.8cm" svg:height="2.8cm" svg:x="1.8cm" svg:y="9.9cm">
          <text:p text:style-name="P1"><text:span text:style-name="T1">D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5" draw:id="id25" draw:layer="layout" svg:width="6.9cm" svg:height="2.4cm" svg:x="11.3cm" svg:y="4.5cm">
          <text:p text:style-name="P3"><text:span text:style-name="T2">Documentation, Tests</text:span></text:p>
          <text:p text:style-name="P3"><text:span text:style-name="T2">et Aide 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-0.3cm" svg:y1="5.7cm" svg:x2="11.3cm" svg:y2="5.7cm" draw:start-shape="id24" draw:start-glue-point="7" draw:end-shape="id25" draw:end-glue-point="3" svg:d="m-300 5700h11600" svg:viewBox="0 0 11601 1">
          <text:p/>
        </draw:connector>
        <draw:custom-shape draw:style-name="gr1" draw:text-style-name="P2" xml:id="id26" draw:id="id26" draw:layer="layout" svg:width="2.8cm" svg:height="2.8cm" svg:x="29.9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29.9cm" svg:y1="5.7cm" svg:x2="18.2cm" svg:y2="5.7cm" draw:start-shape="id26" draw:start-glue-point="5" draw:end-shape="id25" draw:end-glue-point="1" svg:d="m29900 5700h-11700" svg:viewBox="0 0 11701 1">
          <text:p/>
        </draw:connector>
        <draw:custom-shape draw:style-name="gr2" draw:text-style-name="P4" xml:id="id27" draw:id="id27" draw:layer="layout" svg:width="5.3cm" svg:height="2.4cm" svg:x="-5.6cm" svg:y="10.1cm">
          <text:p text:style-name="P3"><text:span text:style-name="T2">XXX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-0.3cm" svg:y1="11.3cm" svg:x2="1.8cm" svg:y2="11.3cm" draw:start-shape="id27" draw:start-glue-point="1" draw:end-shape="id28" draw:end-glue-point="5" svg:d="m-300 11300h2100" svg:viewBox="0 0 2101 1">
          <text:p/>
        </draw:connector>
        <draw:custom-shape draw:style-name="gr3" draw:text-style-name="P2" xml:id="id29" draw:id="id29" draw:layer="layout" svg:width="2.8cm" svg:height="2.8cm" svg:x="25.5cm" svg:y="9.9cm">
          <text:p text:style-name="P1"><text:span text:style-name="T1">F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4cm" svg:y1="11.3cm" svg:x2="25.5cm" svg:y2="11.3cm" draw:start-shape="id23" draw:start-glue-point="1" draw:end-shape="id29" draw:end-glue-point="5" svg:d="m24000 11300h1500" svg:viewBox="0 0 1501 1">
          <text:p/>
        </draw:connector>
        <draw:custom-shape draw:style-name="gr2" draw:text-style-name="P4" xml:id="id30" draw:id="id30" draw:layer="layout" svg:width="6cm" svg:height="2.2cm" svg:x="6.1cm" svg:y="8.4cm">
          <text:p text:style-name="P3"><text:span text:style-name="T2">Gestion des</text:span></text:p>
          <text:p text:style-name="P3"><text:span text:style-name="T2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1" draw:id="id31" draw:layer="layout" svg:width="6cm" svg:height="2.2cm" svg:x="6.1cm" svg:y="12.1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6cm" svg:y1="11.3cm" svg:x2="6.1cm" svg:y2="9.5cm" draw:start-shape="id28" draw:start-glue-point="7" draw:end-shape="id30" draw:end-glue-point="3" svg:d="m4600 11300h751v-1800h749" svg:viewBox="0 0 1501 1801">
          <text:p/>
        </draw:connector>
        <draw:connector draw:style-name="gr4" draw:text-style-name="P3" draw:layer="layout" svg:x1="4.6cm" svg:y1="11.3cm" svg:x2="6.1cm" svg:y2="13.2cm" draw:start-shape="id28" draw:start-glue-point="7" draw:end-shape="id31" draw:end-glue-point="3" svg:d="m4600 11300h751v1900h749" svg:viewBox="0 0 1501 1901">
          <text:p/>
        </draw:connector>
        <draw:connector draw:style-name="gr4" draw:text-style-name="P3" draw:layer="layout" svg:x1="12.1cm" svg:y1="9.5cm" svg:x2="13.5cm" svg:y2="11.3cm" draw:start-shape="id30" draw:start-glue-point="1" draw:end-shape="id22" draw:end-glue-point="5" svg:d="m12100 9500h701v1800h699" svg:viewBox="0 0 1401 1801">
          <text:p/>
        </draw:connector>
        <draw:connector draw:style-name="gr4" draw:text-style-name="P3" draw:layer="layout" svg:x1="12.1cm" svg:y1="13.2cm" svg:x2="13.5cm" svg:y2="11.3cm" draw:start-shape="id31" draw:start-glue-point="1" draw:end-shape="id22" draw:end-glue-point="5" svg:d="m12100 13200h701v-1900h699" svg:viewBox="0 0 1401 1901">
          <text:p/>
        </draw:connector>
        <draw:custom-shape draw:style-name="gr3" draw:text-style-name="P2" xml:id="id32" draw:id="id32" draw:layer="layout" svg:width="2.8cm" svg:height="2.8cm" svg:x="30.4cm" svg:y="9.9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8.3cm" svg:y1="11.3cm" svg:x2="30.4cm" svg:y2="11.3cm" draw:start-shape="id29" draw:start-glue-point="7" draw:end-shape="id32" draw:end-glue-point="5" svg:d="m28300 11300h2100" svg:viewBox="0 0 2101 1">
          <text:p/>
        </draw:connector>
      </draw:page>
      <draw:page draw:name="page4" draw:style-name="dp1" draw:master-page-name="Standard">
        <draw:custom-shape draw:style-name="gr1" draw:text-style-name="P2" xml:id="id33" draw:id="id33" draw:layer="layout" svg:width="2.8cm" svg:height="2.8cm" svg:x="-3.1cm" svg:y="4.3cm">
          <text:p text:style-name="P1"><text:span text:style-name="T1">XX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6" draw:id="id36" draw:layer="layout" svg:width="2.8cm" svg:height="2.8cm" svg:x="5.9cm" svg:y="9.9cm">
          <text:p text:style-name="P1"><text:span text:style-name="T1">F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4" draw:id="id34" draw:layer="layout" svg:width="6.9cm" svg:height="2.4cm" svg:x="11.3cm" svg:y="4.5cm">
          <text:p text:style-name="P3"><text:span text:style-name="T2">Documentation, Tests</text:span></text:p>
          <text:p text:style-name="P3"><text:span text:style-name="T2">et Aide utilis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-0.3cm" svg:y1="5.7cm" svg:x2="11.3cm" svg:y2="5.7cm" draw:start-shape="id33" draw:start-glue-point="7" draw:end-shape="id34" draw:end-glue-point="3" svg:d="m-300 5700h11600" svg:viewBox="0 0 11601 1">
          <text:p/>
        </draw:connector>
        <draw:custom-shape draw:style-name="gr2" draw:text-style-name="P4" xml:id="id35" draw:id="id35" draw:layer="layout" svg:width="5.3cm" svg:height="2.4cm" svg:x="-5.6cm" svg:y="10.1cm">
          <text:p text:style-name="P3"><text:span text:style-name="T2">XXX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-0.3cm" svg:y1="11.3cm" svg:x2="5.9cm" svg:y2="11.3cm" draw:start-shape="id35" draw:start-glue-point="1" draw:end-shape="id36" draw:end-glue-point="5" svg:d="m-300 11300h6200" svg:viewBox="0 0 6201 1">
          <text:p/>
        </draw:connector>
        <draw:custom-shape draw:style-name="gr1" draw:text-style-name="P2" xml:id="id38" draw:id="id38" draw:layer="layout" svg:width="2.8cm" svg:height="2.8cm" svg:x="21.6cm" svg:y="9.9cm">
          <text:p text:style-name="P1"><text:span text:style-name="T1">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37" draw:id="id37" draw:layer="layout" svg:width="6cm" svg:height="2.2cm" svg:x="11.7cm" svg:y="10.2cm">
          <text:p text:style-name="P3"><text:span text:style-name="T2">Amélioration I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8.7cm" svg:y1="11.3cm" svg:x2="11.7cm" svg:y2="11.3cm" draw:start-shape="id36" draw:start-glue-point="7" draw:end-shape="id37" draw:end-glue-point="3" svg:d="m8700 11300h3000" svg:viewBox="0 0 3001 1">
          <text:p/>
        </draw:connector>
        <draw:connector draw:style-name="gr4" draw:text-style-name="P3" draw:layer="layout" svg:x1="18.2cm" svg:y1="5.7cm" svg:x2="23cm" svg:y2="9.9cm" draw:start-shape="id34" draw:start-glue-point="1" draw:end-shape="id38" draw:end-glue-point="4" svg:d="m18200 5700h4800v4200" svg:viewBox="0 0 4801 4201">
          <text:p/>
        </draw:connector>
        <draw:connector draw:style-name="gr4" draw:text-style-name="P3" draw:layer="layout" svg:x1="17.7cm" svg:y1="11.3cm" svg:x2="21.6cm" svg:y2="11.3cm" draw:start-shape="id37" draw:start-glue-point="1" draw:end-shape="id38" draw:end-glue-point="5" svg:d="m17700 11300h3900" svg:viewBox="0 0 39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5:23:12.717265944</meta:creation-date>
    <dc:date>2016-03-01T18:44:04.033000000</dc:date>
    <meta:editing-duration>PT48M52S</meta:editing-duration>
    <meta:editing-cycles>11</meta:editing-cycles>
    <meta:generator>LibreOffice/4.1.5.3$Windows_x86 LibreOffice_project/1c1366bba2ba2b554cd2ca4d87c06da81c05d24</meta:generator>
    <meta:document-statistic meta:object-count="74"/>
  </office:meta>
</office:document-meta>
</file>